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Noto Sans SC Regular" svg:font-family="'Noto Sans SC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SC Regular" style:font-name-asian="Noto Sans SC Regular"/>
    </style:style>
    <style:style style:name="P2" style:family="paragraph" style:parent-style-name="Standard">
      <style:text-properties style:font-name="Noto Sans SC Regular" officeooo:paragraph-rsid="00132f16" style:font-name-asian="Noto Sans SC Regular"/>
    </style:style>
    <style:style style:name="T1" style:family="text">
      <style:text-properties officeooo:rsid="001139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tl_start.sh</text:h>
      <text:p text:style-name="Text_20_body">交互式启动etl任务, 支持断点启动.</text:p>
      <text:p text:style-name="Text_20_body">etl_restart.sh</text:p>
      <text:p text:style-name="Text_20_body">交互式重启etl任务, 支持断点启动.</text:p>
      <text:h text:style-name="Heading_20_1" text:outline-level="1">start_task.sh</text:h>
      <text:p text:style-name="Text_20_body">通过调用submit_job.sh启动任务.</text:p>
      <text:p text:style-name="Standard">输入参数:</text:p>
      <text:p text:style-name="Standard">$1: 作业序列文件+作业序列号</text:p>
      <text:p text:style-name="Standard">$2: 调度模式, 1为断点启动, 0为正常启动</text:p>
      <text:p text:style-name="Standard">$3: 是否装载环境变量(可选项, 1为加载, 0为不加载, 默认为0)</text:p>
      <text:h text:style-name="Heading_20_1" text:outline-level="1">submit_job.sh</text:h>
      <text:p text:style-name="Text_20_body">通过调用run_job.sh提交job.</text:p>
      <text:p text:style-name="Text_20_body">输入参数:</text:p>
      <text:p text:style-name="Standard">$1: job文件名, 例如: n_01.job</text:p>
      <text:p text:style-name="Standard">$2: job序号, 例如: 1</text:p>
      <text:p text:style-name="Standard">$3: 批次号(batchno), 例如: 20170809_123456</text:p>
      <text:h text:style-name="Heading_20_1" text:outline-level="1">run_job.sh</text:h>
      <text:p text:style-name="P2">通过调用exec_orcl_proc.sh执行sql存储过程.</text:p>
      <text:p text:style-name="P2"/>
      <text:p text:style-name="P2">输入参数:</text:p>
      <text:p text:style-name="P1"/>
      <text:p text:style-name="P1">$1: job文件名, 例如: n_01.job</text:p>
      <text:p text:style-name="P1">$2: job序号, 例如: 1</text:p>
      <text:p text:style-name="P1">$3: 批次号(batchno), 例如: 20170809_123456</text:p>
      <text:p text:style-name="P1">$4: 最大重试次数, 默认为: 5</text:p>
      <text:p text:style-name="P1">$5: 重试休眠时间, 单位为秒, 默认为: 10秒</text:p>
      <text:h text:style-name="Heading_20_1" text:outline-level="1">exec_orcl_proc.sh</text:h>
      <text:p text:style-name="P1">输入参数:</text:p>
      <text:p text:style-name="P1"/>
      <text:p text:style-name="P1"><text:soft-page-break/>$1: sql存储过程脚本完整路径, 存储在 $<text:span text:style-name="T1">TASKPATH/sql 路径下</text:span></text:p>
      <text:p text:style-name="P1">$2: sqlplus可选参数, 默认为空</text:p>
      <text:p text:style-name="P1">$3: 数据库名, 默认由环境变量$<text:span text:style-name="T1">ORCLNAME指定</text:span></text:p>
      <text:p text:style-name="P1">$4: 用户名, 默认由环境变量 $<text:span text:style-name="T1">ORCLUSER 指定</text:span></text:p>
      <text:p text:style-name="P1">$5: 密码, 默认由环境变量 $<text:span text:style-name="T1">ORCLPWD 指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Light" svg:font-family="'Noto Sans CJK SC Light'" style:font-family-generic="swiss" style:font-pitch="variable"/>
    <style:font-face style:name="Noto Sans SC Regular" svg:font-family="'Noto Sans SC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4:41:09.917347312</meta:creation-date>
    <dc:date>2017-09-07T15:21:57.346868165</dc:date>
    <meta:editing-duration>PT40M35S</meta:editing-duration>
    <meta:editing-cycles>21</meta:editing-cycles>
    <meta:generator>LibreOffice/5.0.6.2$Linux_X86_64 LibreOffice_project/00$Build-2</meta:generator>
    <meta:document-statistic meta:table-count="0" meta:image-count="0" meta:object-count="0" meta:page-count="2" meta:paragraph-count="31" meta:word-count="314" meta:character-count="629" meta:non-whitespace-character-count="578"/>
  </office:meta>
</office:document-meta>
</file>